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5f75" officeooo:paragraph-rsid="00145f75"/>
    </style:style>
    <style:style style:name="P2" style:family="paragraph" style:parent-style-name="Standard">
      <style:text-properties officeooo:rsid="00145f75" officeooo:paragraph-rsid="00145f75"/>
    </style:style>
    <style:style style:name="P3" style:family="paragraph" style:parent-style-name="Standard">
      <style:text-properties officeooo:rsid="0016965f" officeooo:paragraph-rsid="001696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js</text:p>
      <text:p text:style-name="P1">- Module - @nest/common – define class as a module, @Module({})</text:p>
      <text:p text:style-name="P1">- Controller - @net/common – define class as Controller, class contain contain route</text:p>
      <text:p text:style-name="P1">@Controller(), inside class have some method type </text:p>
      <text:p text:style-name="P1"/>
      <text:p text:style-name="P1">@Get()</text:p>
      <text:p text:style-name="P1">---function--</text:p>
      <text:p text:style-name="P1"/>
      <text:p text:style-name="P3">@Body() name: value to ddefine body of post metho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1T16:21:40.594668573</meta:creation-date>
    <dc:date>2021-03-11T17:04:19.596102551</dc:date>
    <meta:editing-duration>PT28M5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42" meta:character-count="271" meta:non-whitespace-character-count="234"/>
  </office:meta>
</office:document-meta>
</file>